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7.171cm" fo:margin-left="0cm" table:align="left"/>
    </style:style>
    <style:style style:name="Taulukko1.A" style:family="table-column">
      <style:table-column-properties style:column-width="3.334cm"/>
    </style:style>
    <style:style style:name="Taulukko1.B" style:family="table-column">
      <style:table-column-properties style:column-width="5.371cm"/>
    </style:style>
    <style:style style:name="Taulukko1.C" style:family="table-column">
      <style:table-column-properties style:column-width="8.467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.198cm" fo:margin-left="0cm" table:align="left"/>
    </style:style>
    <style:style style:name="Taulukko2.A" style:family="table-column">
      <style:table-column-properties style:column-width="3.307cm"/>
    </style:style>
    <style:style style:name="Taulukko2.B" style:family="table-column">
      <style:table-column-properties style:column-width="5.371cm"/>
    </style:style>
    <style:style style:name="Taulukko2.C" style:family="table-column">
      <style:table-column-properties style:column-width="8.52cm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2.752cm" style:rel-column-width="10608*"/>
    </style:style>
    <style:style style:name="Taulukko3.B" style:family="table-column">
      <style:table-column-properties style:column-width="5.927cm" style:rel-column-width="22849*"/>
    </style:style>
    <style:style style:name="Taulukko3.C" style:family="table-column">
      <style:table-column-properties style:column-width="8.32cm" style:rel-column-width="32078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4" style:family="table">
      <style:table-properties style:width="16.999cm" table:align="margins"/>
    </style:style>
    <style:style style:name="Taulukko4.A" style:family="table-column">
      <style:table-column-properties style:column-width="2.725cm" style:rel-column-width="1545*"/>
    </style:style>
    <style:style style:name="Taulukko4.B" style:family="table-column">
      <style:table-column-properties style:column-width="5.821cm" style:rel-column-width="3300*"/>
    </style:style>
    <style:style style:name="Taulukko4.C" style:family="table-column">
      <style:table-column-properties style:column-width="8.453cm" style:rel-column-width="4792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5" style:family="table">
      <style:table-properties style:width="16.999cm" table:align="margins"/>
    </style:style>
    <style:style style:name="Taulukko5.A" style:family="table-column">
      <style:table-column-properties style:column-width="2.725cm" style:rel-column-width="1545*"/>
    </style:style>
    <style:style style:name="Taulukko5.B" style:family="table-column">
      <style:table-column-properties style:column-width="5.927cm" style:rel-column-width="3360*"/>
    </style:style>
    <style:style style:name="Taulukko5.C" style:family="table-column">
      <style:table-column-properties style:column-width="8.347cm" style:rel-column-width="4732*"/>
    </style:style>
    <style:style style:name="Taulukko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5.C1" style:family="table-cell">
      <style:table-cell-properties fo:padding="0.097cm" fo:border="0.05pt solid #000000"/>
    </style:style>
    <style:style style:name="Taulukko5.A2" style:family="table-cell">
      <style:table-cell-properties fo:padding="0.097cm" fo:border-left="0.05pt solid #000000" fo:border-right="none" fo:border-top="none" fo:border-bottom="0.05pt solid #000000"/>
    </style:style>
    <style:style style:name="Taulukko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31a77"/>
    </style:style>
    <style:style style:name="P2" style:family="paragraph" style:parent-style-name="Table_20_Contents">
      <style:text-properties officeooo:rsid="00131a77" officeooo:paragraph-rsid="00131a77"/>
    </style:style>
    <style:style style:name="P3" style:family="paragraph" style:parent-style-name="Table_20_Contents">
      <style:text-properties officeooo:rsid="00131a77" officeooo:paragraph-rsid="0015ab08"/>
    </style:style>
    <style:style style:name="P4" style:family="paragraph" style:parent-style-name="Table_20_Contents">
      <style:text-properties officeooo:rsid="0013dbac" officeooo:paragraph-rsid="0013dbac"/>
    </style:style>
    <style:style style:name="P5" style:family="paragraph" style:parent-style-name="Table_20_Contents">
      <style:text-properties officeooo:rsid="0013dbac" officeooo:paragraph-rsid="0015ab08"/>
    </style:style>
    <style:style style:name="P6" style:family="paragraph" style:parent-style-name="Table_20_Contents">
      <style:text-properties officeooo:paragraph-rsid="0015ab08"/>
    </style:style>
    <style:style style:name="P7" style:family="paragraph" style:parent-style-name="Standard">
      <style:text-properties officeooo:rsid="00131a77" officeooo:paragraph-rsid="00131a77"/>
    </style:style>
    <style:style style:name="P8" style:family="paragraph" style:parent-style-name="Standard">
      <style:text-properties officeooo:rsid="0013dbac" officeooo:paragraph-rsid="0013dbac"/>
    </style:style>
    <style:style style:name="P9" style:family="paragraph" style:parent-style-name="Standard">
      <style:text-properties officeooo:rsid="0013dbac" officeooo:paragraph-rsid="0015ab08"/>
    </style:style>
    <style:style style:name="P10" style:family="paragraph" style:parent-style-name="Standard">
      <style:text-properties officeooo:rsid="0013dbac" officeooo:paragraph-rsid="00131a77"/>
    </style:style>
    <style:style style:name="P11" style:family="paragraph" style:parent-style-name="Standard">
      <style:text-properties officeooo:rsid="0014c1a0" officeooo:paragraph-rsid="0015ab08"/>
    </style:style>
    <style:style style:name="T1" style:family="text">
      <style:text-properties officeooo:rsid="00131a77"/>
    </style:style>
    <style:style style:name="T2" style:family="text">
      <style:text-properties officeooo:rsid="0013dbac"/>
    </style:style>
    <style:style style:name="T3" style:family="text">
      <style:text-properties officeooo:rsid="0015a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etokohde: Pokemon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2">Attribuutti</text:p>
          </table:table-cell>
          <table:table-cell table:style-name="Taulukko1.A1" office:value-type="string">
            <text:p text:style-name="P2">Arvojoukko</text:p>
          </table:table-cell>
          <table:table-cell table:style-name="Taulukko1.C1" office:value-type="string">
            <text:p text:style-name="P2">Kuvailu</text:p>
          </table:table-cell>
        </table:table-row>
        <table:table-row>
          <table:table-cell table:style-name="Taulukko1.A2" office:value-type="string">
            <text:p text:style-name="P3"><text:span text:style-name="T3">PokemonID</text:span></text:p>
          </table:table-cell>
          <table:table-cell table:style-name="Taulukko1.A2" office:value-type="string">
            <text:p text:style-name="P3"><text:span text:style-name="T3">Kokonaisluku</text:span></text:p>
          </table:table-cell>
          <table:table-cell table:style-name="Taulukko1.C2" office:value-type="string">
            <text:p text:style-name="P2">Pokemonin <text:span text:style-name="T3">numero</text:span>, jokaiselle oma.</text:p>
          </table:table-cell>
        </table:table-row>
        <table:table-row>
          <table:table-cell table:style-name="Taulukko1.A2" office:value-type="string">
            <text:p text:style-name="P3"><text:span text:style-name="T3">Nimi</text:span></text:p>
          </table:table-cell>
          <table:table-cell table:style-name="Taulukko1.A2" office:value-type="string">
            <text:p text:style-name="P3"><text:span text:style-name="T3">Merkkijono, max. 20 merkkiä</text:span></text:p>
          </table:table-cell>
          <table:table-cell table:style-name="Taulukko1.C2" office:value-type="string">
            <text:p text:style-name="P2">Pokemonin <text:span text:style-name="T3">nimi</text:span>, jokaisella oma.</text:p>
          </table:table-cell>
        </table:table-row>
        <table:table-row>
          <table:table-cell table:style-name="Taulukko1.A2" office:value-type="string">
            <text:p text:style-name="P2">Type1</text:p>
          </table:table-cell>
          <table:table-cell table:style-name="Taulukko1.A2" office:value-type="string">
            <text:p text:style-name="P2">Merkkijono, max. 10 merkkiä</text:p>
          </table:table-cell>
          <table:table-cell table:style-name="Taulukko1.C2" office:value-type="string">
            <text:p text:style-name="P2">Pokemonin tyyppi</text:p>
          </table:table-cell>
        </table:table-row>
        <table:table-row>
          <table:table-cell table:style-name="Taulukko1.A2" office:value-type="string">
            <text:p text:style-name="P2">Type2</text:p>
          </table:table-cell>
          <table:table-cell table:style-name="Taulukko1.A2" office:value-type="string">
            <text:p text:style-name="P2">Merkkijono, max. 10 merkkiä.</text:p>
          </table:table-cell>
          <table:table-cell table:style-name="Taulukko1.C2" office:value-type="string">
            <text:p text:style-name="P2">Pokemonin toinen tyyppi</text:p>
          </table:table-cell>
        </table:table-row>
        <table:table-row>
          <table:table-cell table:style-name="Taulukko1.A2" office:value-type="string">
            <text:p text:style-name="P2">Health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: kertovat pokemonin kyvykkyydestä</text:p>
          </table:table-cell>
        </table:table-row>
        <table:table-row>
          <table:table-cell table:style-name="Taulukko1.A2" office:value-type="string">
            <text:p text:style-name="P2">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ed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</table:table>
      <text:p text:style-name="P7"/>
      <text:p text:style-name="P7">Tietokohde: Käyttäjä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2">Attribuutti</text:p>
          </table:table-cell>
          <table:table-cell table:style-name="Taulukko2.A1" office:value-type="string">
            <text:p text:style-name="P2">Arvojoukko</text:p>
          </table:table-cell>
          <table:table-cell table:style-name="Taulukko2.C1" office:value-type="string">
            <text:p text:style-name="P2">Kuvailu</text:p>
          </table:table-cell>
        </table:table-row>
        <table:table-row>
          <table:table-cell table:style-name="Taulukko2.A2" office:value-type="string">
            <text:p text:style-name="P2">Käyttäjätunnus</text:p>
          </table:table-cell>
          <table:table-cell table:style-name="Taulukko2.A2" office:value-type="string">
            <text:p text:style-name="P1"><text:span text:style-name="T1">Merkkijono, max. </text:span><text:span text:style-name="T2">20 merkkiä</text:span></text:p>
          </table:table-cell>
          <table:table-cell table:style-name="Taulukko2.C2" office:value-type="string">
            <text:p text:style-name="P4">Käyttäjän yksilökohtainen tunnus</text:p>
          </table:table-cell>
        </table:table-row>
        <table:table-row>
          <table:table-cell table:style-name="Taulukko2.A2" office:value-type="string">
            <text:p text:style-name="P2">Salasana</text:p>
          </table:table-cell>
          <table:table-cell table:style-name="Taulukko2.A2" office:value-type="string">
            <text:p text:style-name="P1"><text:span text:style-name="T1">Merkkijono, </text:span><text:span text:style-name="T2">max. 16 merkkiä</text:span></text:p>
          </table:table-cell>
          <table:table-cell table:style-name="Taulukko2.C2" office:value-type="string">
            <text:p text:style-name="P4">Käyttäjän salasana</text:p>
          </table:table-cell>
        </table:table-row>
      </table:table>
      <text:p text:style-name="P10"/>
      <text:p text:style-name="P8">Tietokohde: Tiimi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4">Attribuutti</text:p>
          </table:table-cell>
          <table:table-cell table:style-name="Taulukko3.A1" office:value-type="string">
            <text:p text:style-name="P4">Arvojoukko</text:p>
          </table:table-cell>
          <table:table-cell table:style-name="Taulukko3.C1" office:value-type="string">
            <text:p text:style-name="P4">Kuvailu</text:p>
          </table:table-cell>
        </table:table-row>
        <table:table-row>
          <table:table-cell table:style-name="Taulukko3.A2" office:value-type="string">
            <text:p text:style-name="P5"><text:span text:style-name="T3">TiimiID</text:span></text:p>
          </table:table-cell>
          <table:table-cell table:style-name="Taulukko3.A2" office:value-type="string">
            <text:p text:style-name="P4">Merkkijono, max. 20 merkkiä</text:p>
          </table:table-cell>
          <table:table-cell table:style-name="Taulukko3.C2" office:value-type="string">
            <text:p text:style-name="P4">Käyttäjän yksilökohtainen tunnus</text:p>
          </table:table-cell>
        </table:table-row>
        <table:table-row>
          <table:table-cell table:style-name="Taulukko3.A2" office:value-type="string">
            <text:p text:style-name="P5"><text:span text:style-name="T3">Nimi</text:span></text:p>
          </table:table-cell>
          <table:table-cell table:style-name="Taulukko3.A2" office:value-type="string">
            <text:p text:style-name="P4">Merkkijono, max. 20 merkkiä</text:p>
          </table:table-cell>
          <table:table-cell table:style-name="Taulukko3.C2" office:value-type="string">
            <text:p text:style-name="P3"><text:span text:style-name="T3">Tiimin nimi</text:span></text:p>
          </table:table-cell>
        </table:table-row>
        <table:table-row>
          <table:table-cell table:style-name="Taulukko3.A2" office:value-type="string">
            <text:p text:style-name="P5"><text:span text:style-name="T3">Käyttäjä</text:span></text:p>
          </table:table-cell>
          <table:table-cell table:style-name="Taulukko3.A2" office:value-type="string">
            <text:p text:style-name="P4">Merkkijono, max. 20 merkkiä</text:p>
          </table:table-cell>
          <table:table-cell table:style-name="Taulukko3.C2" office:value-type="string">
            <text:p text:style-name="P5">Käyttäjän yksilökohtainen tunnus</text:p>
          </table:table-cell>
        </table:table-row>
      </table:table>
      <text:p text:style-name="P8"/>
      <text:p text:style-name="P9"><text:span text:style-name="T3">Tietokohde: Tiiminjäsen</text:span></text:p>
      <table:table table:name="Taulukko5" table:style-name="Taulukko5">
        <table:table-column table:style-name="Taulukko5.A"/>
        <table:table-column table:style-name="Taulukko5.B"/>
        <table:table-column table:style-name="Taulukko5.C"/>
        <table:table-row>
          <table:table-cell table:style-name="Taulukko5.A1" office:value-type="string">
            <text:p text:style-name="P6"><text:span text:style-name="T3">Attribuutti</text:span></text:p>
          </table:table-cell>
          <table:table-cell table:style-name="Taulukko5.A1" office:value-type="string">
            <text:p text:style-name="P6"><text:span text:style-name="T3">Arvojoukko</text:span></text:p>
          </table:table-cell>
          <table:table-cell table:style-name="Taulukko5.C1" office:value-type="string">
            <text:p text:style-name="P6"><text:span text:style-name="T3">Kuvailu</text:span></text:p>
          </table:table-cell>
        </table:table-row>
        <table:table-row>
          <table:table-cell table:style-name="Taulukko5.A2" office:value-type="string">
            <text:p text:style-name="P6"><text:span text:style-name="T3">TiimiID</text:span></text:p>
          </table:table-cell>
          <table:table-cell table:style-name="Taulukko5.A2" office:value-type="string">
            <text:p text:style-name="P6"><text:span text:style-name="T3">Kokonaisluku</text:span></text:p>
          </table:table-cell>
          <table:table-cell table:style-name="Taulukko5.C2" office:value-type="string">
            <text:p text:style-name="P6"><text:span text:style-name="T3">Tiimin ID</text:span></text:p>
          </table:table-cell>
        </table:table-row>
        <table:table-row>
          <table:table-cell table:style-name="Taulukko5.A2" office:value-type="string">
            <text:p text:style-name="P6"><text:span text:style-name="T3">PokemonID</text:span></text:p>
          </table:table-cell>
          <table:table-cell table:style-name="Taulukko5.A2" office:value-type="string">
            <text:p text:style-name="P6"><text:span text:style-name="T3">Kokonaisluku</text:span></text:p>
          </table:table-cell>
          <table:table-cell table:style-name="Taulukko5.C2" office:value-type="string">
            <text:p text:style-name="P6"><text:span text:style-name="T3">Pokemonin numero</text:span></text:p>
          </table:table-cell>
        </table:table-row>
      </table:table>
      <text:p text:style-name="P11"/>
      <text:p text:style-name="P11"><text:span text:style-name="T3">Tietokohde: OwnedPokemon</text:span></text:p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6"><text:span text:style-name="T3">Attribuutti</text:span></text:p>
          </table:table-cell>
          <table:table-cell table:style-name="Taulukko4.A1" office:value-type="string">
            <text:p text:style-name="P6"><text:span text:style-name="T3">Arvojoukko</text:span></text:p>
          </table:table-cell>
          <table:table-cell table:style-name="Taulukko4.C1" office:value-type="string">
            <text:p text:style-name="P6"><text:span text:style-name="T3">Kuvailu</text:span></text:p>
          </table:table-cell>
        </table:table-row>
        <table:table-row>
          <table:table-cell table:style-name="Taulukko4.A2" office:value-type="string">
            <text:p text:style-name="P6"><text:span text:style-name="T3">Käyttäjä</text:span></text:p>
          </table:table-cell>
          <table:table-cell table:style-name="Taulukko4.A2" office:value-type="string">
            <text:p text:style-name="P6"><text:span text:style-name="T3">Merkkijono, max. 20 merkkiä</text:span></text:p>
          </table:table-cell>
          <table:table-cell table:style-name="Taulukko4.C2" office:value-type="string">
            <text:p text:style-name="P6"><text:span text:style-name="T3">Käyttäjän henkilökohtainen tunnus</text:span></text:p>
          </table:table-cell>
        </table:table-row>
        <table:table-row>
          <table:table-cell table:style-name="Taulukko4.A2" office:value-type="string">
            <text:p text:style-name="P6"><text:span text:style-name="T3">PokemonID</text:span></text:p>
          </table:table-cell>
          <table:table-cell table:style-name="Taulukko4.A2" office:value-type="string">
            <text:p text:style-name="P6"><text:span text:style-name="T3">Kokonaisluku</text:span></text:p>
          </table:table-cell>
          <table:table-cell table:style-name="Taulukko4.C2" office:value-type="string">
            <text:p text:style-name="P6"><text:span text:style-name="T3">Pokemonin numero</text:span></text:p>
          </table:table-cell>
        </table:table-row>
        <table:table-row>
          <table:table-cell table:style-name="Taulukko4.A2" office:value-type="string">
            <text:p text:style-name="P6"><text:span text:style-name="T3">Shiny</text:span></text:p>
          </table:table-cell>
          <table:table-cell table:style-name="Taulukko4.A2" office:value-type="string">
            <text:p text:style-name="P6"><text:span text:style-name="T3">Boolean</text:span></text:p>
          </table:table-cell>
          <table:table-cell table:style-name="Taulukko4.C2" office:value-type="string">
            <text:p text:style-name="P6"><text:span text:style-name="T3">Kertoo onko pokemon harvinaisempaa väritystä</text:span></text:p>
          </table:table-cell>
        </table:table-row>
      </table:table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1S</meta:editing-duration>
    <meta:editing-cycles>5</meta:editing-cycles>
    <meta:generator>LibreOffice/3.6$Windows_x86 LibreOffice_project/2ef5aff-a6fb0ff-166bdff-cf087ad-0f1389</meta:generator>
    <dc:date>2014-05-24T16:04:57.88</dc:date>
    <meta:document-statistic meta:table-count="5" meta:image-count="0" meta:object-count="0" meta:page-count="1" meta:paragraph-count="80" meta:word-count="149" meta:character-count="1250" meta:non-whitespace-character-count="1176"/>
    <meta:user-defined meta:name="Info 1"/>
    <meta:user-defined meta:name="Info 2"/>
    <meta:user-defined meta:name="Info 3"/>
    <meta:user-defined meta:name="Info 4"/>
  </office:meta>
</office:document-meta>
</file>